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0f4548" officeooo:paragraph-rsid="001f4d49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f4548" officeooo:paragraph-rsid="002940e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bold" officeooo:rsid="000f4548" officeooo:paragraph-rsid="001f4d49" style:font-size-asian="12.25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bold" officeooo:rsid="000f4548" officeooo:paragraph-rsid="002940e4" style:font-size-asian="12.25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fo:font-weight="bold" officeooo:rsid="000f4548" officeooo:paragraph-rsid="00335d1f" style:font-size-asian="12.25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fo:font-weight="bold" officeooo:rsid="000f4548" officeooo:paragraph-rsid="0036631f" style:font-size-asian="12.25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fo:font-weight="bold" officeooo:rsid="000f4548" officeooo:paragraph-rsid="00372774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fo:font-weight="bold" officeooo:rsid="000f4548" officeooo:paragraph-rsid="003748b6" style:font-size-asian="12.25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fo:font-weight="bold" officeooo:rsid="000f4548" officeooo:paragraph-rsid="0037d5d2" style:font-size-asian="12.25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f4548" officeooo:paragraph-rsid="001f4d49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f4548" officeooo:paragraph-rsid="001f4d49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f4548" officeooo:paragraph-rsid="002ef6e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italic" fo:font-weight="normal" officeooo:rsid="00380022" officeooo:paragraph-rsid="00380022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italic" fo:font-weight="normal" officeooo:rsid="00397f21" officeooo:paragraph-rsid="00397f21" style:font-size-asian="12.25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italic" fo:font-weight="normal" officeooo:rsid="003af7bb" officeooo:paragraph-rsid="003af7bb" style:font-size-asian="12.25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italic" fo:font-weight="normal" officeooo:rsid="003c740d" officeooo:paragraph-rsid="003c740d" style:font-size-asian="12.25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italic" fo:font-weight="normal" officeooo:rsid="003dc59c" officeooo:paragraph-rsid="003dc59c" style:font-size-asian="12.25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italic" fo:font-weight="normal" officeooo:rsid="003dc59c" officeooo:paragraph-rsid="003f51c3" style:font-size-asian="12.25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italic" fo:font-weight="normal" officeooo:rsid="00413bef" officeooo:paragraph-rsid="00413bef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1f4d49"/>
    </style:style>
    <style:style style:name="T2" style:family="text">
      <style:text-properties officeooo:rsid="001fb62b"/>
    </style:style>
    <style:style style:name="T3" style:family="text">
      <style:text-properties officeooo:rsid="0020f068"/>
    </style:style>
    <style:style style:name="T4" style:family="text">
      <style:text-properties officeooo:rsid="0022ebdd"/>
    </style:style>
    <style:style style:name="T5" style:family="text">
      <style:text-properties officeooo:rsid="00245e5e"/>
    </style:style>
    <style:style style:name="T6" style:family="text">
      <style:text-properties officeooo:rsid="0024e6ff"/>
    </style:style>
    <style:style style:name="T7" style:family="text">
      <style:text-properties officeooo:rsid="0026d382"/>
    </style:style>
    <style:style style:name="T8" style:family="text">
      <style:text-properties officeooo:rsid="002897fe"/>
    </style:style>
    <style:style style:name="T9" style:family="text">
      <style:text-properties officeooo:rsid="002a5577"/>
    </style:style>
    <style:style style:name="T10" style:family="text">
      <style:text-properties officeooo:rsid="002c6097"/>
    </style:style>
    <style:style style:name="T11" style:family="text">
      <style:text-properties officeooo:rsid="002d32a6"/>
    </style:style>
    <style:style style:name="T12" style:family="text">
      <style:text-properties officeooo:rsid="002ef6e7"/>
    </style:style>
    <style:style style:name="T13" style:family="text">
      <style:text-properties officeooo:rsid="003a40f7"/>
    </style:style>
    <style:style style:name="T14" style:family="text">
      <style:text-properties officeooo:rsid="00348d5d"/>
    </style:style>
    <style:style style:name="T15" style:family="text">
      <style:text-properties officeooo:rsid="003a72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Questionnaire Focus Group (t=0)</text:p>
      <text:p text:style-name="P10"/>
      <text:p text:style-name="P1"/>
      <text:p text:style-name="P3">1)Laquelle de ces 3 expériences avez-vous préféré ?</text:p>
      <text:p text:style-name="P1"/>
      <text:p text:style-name="P1">-</text:p>
      <text:p text:style-name="P1"/>
      <text:p text:style-name="P3">2) Que pourrait-on améliorer pour de cette expérience ? (volume sonore, choix des</text:p>
      <text:p text:style-name="P3">ambiances, odeurs…)</text:p>
      <text:p text:style-name="P3"/>
      <text:p text:style-name="P1">-</text:p>
      <text:p text:style-name="P1"/>
      <text:p text:style-name="P3">3) Vous sentiez-vous immergé dans la lecture ?</text:p>
      <text:p text:style-name="P3"/>
      <text:p text:style-name="P1">-</text:p>
      <text:p text:style-name="P1"/>
      <text:p text:style-name="P3">4) Le choix des ambiances vous semblait-il cohérent avec la lecture ?</text:p>
      <text:p text:style-name="P3"/>
      <text:p text:style-name="P1">-</text:p>
      <text:p text:style-name="P1"/>
      <text:p text:style-name="P5"><text:span text:style-name="T1">5</text:span>) <text:span text:style-name="T2">Qui faisaient les commentaires du match </text:span>? <text:span text:style-name="T2">(texte 1)</text:span></text:p>
      <text:p text:style-name="P1"/>
      <text:p text:style-name="P1">- “<text:span text:style-name="T2">The Weasley twins” (1 point)</text:span></text:p>
      <text:p text:style-name="P1"/>
      <text:p text:style-name="P13">Total : 1 point</text:p>
      <text:p text:style-name="P1"/>
      <text:p text:style-name="P5"><text:span text:style-name="T1">6</text:span>) <text:span text:style-name="T3">Qui sont les deux équipes qui s’affrontent </text:span>? <text:span text:style-name="T3">(textes 1)</text:span></text:p>
      <text:p text:style-name="P3"/>
      <text:p text:style-name="P1">- <text:span text:style-name="T3">Gryffindor et Slytherin (2 points)</text:span></text:p>
      <text:p text:style-name="P1"/>
      <text:p text:style-name="P14">Total : 2 points</text:p>
      <text:p text:style-name="P1"/>
      <text:p text:style-name="P5"><text:span text:style-name="T1">7</text:span>) <text:span text:style-name="T4">Qu’est ce qui a déclenché la perte de contrôle du balai d’Harry</text:span>? <text:span text:style-name="T4">(texte 1)</text:span></text:p>
      <text:p text:style-name="P3"/>
      <text:p text:style-name="P1">- <text:span text:style-name="T4">Le bloque de Flint peut être une raison mais ce n’est pas sur (2 points)</text:span></text:p>
      <text:p text:style-name="P1">- <text:span text:style-name="T5">Une autre réponse serait de dire que c’est Snape qui lance un sort sur Harry, comme le reportent Ron et Hermione (d’ailleurs Hermione à la fin de l’extrait part dans la direction de Snape pour le stopper) (2 points)</text:span></text:p>
      <text:p text:style-name="P1"/>
      <text:p text:style-name="P15">Total : 2 points</text:p>
      <text:p text:style-name="P1"/>
      <text:p text:style-name="P5"><text:span text:style-name="T1">8</text:span>) <text:span text:style-name="T6">Qu’est-il arrivé à Harry durant le match</text:span> ? <text:span text:style-name="T6">(texte 2)</text:span></text:p>
      <text:p text:style-name="P3"/>
      <text:p text:style-name="P1">- <text:span text:style-name="T6">Blessure au bras : il a du quitter le match (1 point)</text:span></text:p>
      <text:p text:style-name="P16"><text:soft-page-break/>Total : 1 point</text:p>
      <text:p text:style-name="P1"/>
      <text:p text:style-name="P1"/>
      <text:p text:style-name="P5"><text:span text:style-name="T1">9</text:span>) <text:span text:style-name="T7">Quel personnage paraissait “vouloir te tuer”</text:span> ?<text:span text:style-name="T8">(texte 2)</text:span></text:p>
      <text:p text:style-name="P1"/>
      <text:p text:style-name="P1">- <text:span text:style-name="T7">Malfoy (1 point)</text:span></text:p>
      <text:p text:style-name="P1"/>
      <text:p text:style-name="P16">Total : 1 point</text:p>
      <text:p text:style-name="P1"/>
      <text:p text:style-name="P6"><text:span text:style-name="T1">10</text:span>) <text:span text:style-name="T13">Pouvez-vous détailler la façon dont le match s’est terminé </text:span>? <text:span text:style-name="T8">(texte 2)</text:span></text:p>
      <text:p text:style-name="P3"/>
      <text:p text:style-name="P1">- <text:span text:style-name="T7">Gryffindor ont gagné : c’est Ron qui l’annonce à Harry sur son lit d’hôpital. (3 points)</text:span></text:p>
      <text:p text:style-name="P1"/>
      <text:p text:style-name="P17">Total : 3 points</text:p>
      <text:p text:style-name="P1"/>
      <text:p text:style-name="P7"><text:span text:style-name="T1">11</text:span>) <text:span text:style-name="T9">Quelle est la couleur de l’équipe Slytherin</text:span> ? <text:span text:style-name="T10">(texte 3)</text:span></text:p>
      <text:p text:style-name="P3"/>
      <text:p text:style-name="P1">- <text:span text:style-name="T9">Vert (1 point)</text:span></text:p>
      <text:p text:style-name="P1"/>
      <text:p text:style-name="P17">Total : 1 point</text:p>
      <text:p text:style-name="P1"/>
      <text:p text:style-name="P9"><text:span text:style-name="T1">12</text:span>) <text:span text:style-name="T11">Qui marque les 10 premiers points </text:span>? <text:span text:style-name="T15">(texte 3)</text:span></text:p>
      <text:p text:style-name="P3"/>
      <text:p text:style-name="P1">- <text:span text:style-name="T11">Gryffindor (1 point)</text:span></text:p>
      <text:p text:style-name="P1"/>
      <text:p text:style-name="P18">Total : 1 point</text:p>
      <text:p text:style-name="P1"/>
      <text:p text:style-name="P8"><text:span text:style-name="T1">13</text:span>) <text:span text:style-name="T14">Qui gagne et comment </text:span>? <text:span text:style-name="T15">(texte 3)</text:span></text:p>
      <text:p text:style-name="P4"/>
      <text:p text:style-name="P12">- <text:span text:style-name="T12">Gryffindor grâce à Harry qui récupère le “Firebolt (3 points)</text:span></text:p>
      <text:p text:style-name="P12"/>
      <text:p text:style-name="P19">Total : 3 points</text:p>
      <text:p text:style-name="P19"/>
      <text:p text:style-name="P1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2:57:24.038856202</meta:creation-date>
    <dc:date>2019-04-24T15:12:31.149773393</dc:date>
    <meta:editing-duration>PT48M30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306" meta:character-count="1582" meta:non-whitespace-character-count="1314"/>
  </office:meta>
</office:document-meta>
</file>